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3.972cm"/>
    </style:style>
    <style:style style:name="co5" style:family="table-column">
      <style:table-column-properties fo:break-before="auto" style:column-width="1.035cm"/>
    </style:style>
    <style:style style:name="co6" style:family="table-column">
      <style:table-column-properties fo:break-before="auto" style:column-width="1.0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dropped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ander Schulz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Siege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Da Silva Ambrosi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sef Hor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 Praskal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iel Körb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itz Nam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colas Korin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p Niklas Fröbis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utini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ound 1" table:style-name="ta1"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Schulz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ciel Kör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Josef Hor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Wutini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i Praskal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Da Silva Ambrosio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icolas Korinek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p Niklas Fröbisch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oritz Names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iegert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</table:table>
      <table:table table:name="round 2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icolas Korine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ieger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sef Hor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Niklas Fröbisch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vid Da Silva Ambrosi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ciel Körber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i Praskalo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Schulz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oritz Name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Wutini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</table:table>
      <table:table table:name="round 3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colas Korine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itz Name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iel Siegert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sef Hor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ciel Körbe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 Praskalo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utini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hilipp Niklas Fröbisch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ander Schulz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Da Silva Ambrosio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ound 4x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</table:table>
      <table:table table:name="round 5x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</table:table>
      <table:table table:name="top 16x" table:style-name="ta1"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</table:table-row>
      </table:table>
      <table:table table:name="top 4x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22T22:15:09.596000000</meta:creation-date>
    <meta:generator>LibreOffice/7.3.4.2$Windows_X86_64 LibreOffice_project/728fec16bd5f605073805c3c9e7c4212a0120dc5</meta:generator>
    <dc:date>2024-07-20T14:24:29.768000000</dc:date>
    <meta:editing-duration>P5DT9H58M25S</meta:editing-duration>
    <meta:editing-cycles>254</meta:editing-cycles>
    <meta:document-statistic meta:table-count="8" meta:cell-count="743" meta:object-count="0"/>
    <meta:user-defined meta:name="ProgId">Excel.Sheet</meta:user-defined>
  </office:meta>
</office:document-meta>
</file>